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18.953cm"/>
    </style:style>
    <style:style style:name="co6" style:family="table-column">
      <style:table-column-properties fo:break-before="auto" style:column-width="8.3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ffbf00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ff4000"/>
    </style:style>
    <style:style style:name="ta5" style:family="table" style:master-page-name="Default">
      <style:table-properties table:display="true" style:writing-mode="lr-tb" table:tab-color="#ff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Web and application securi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5" office:value-type="string" calcext:value-type="string">
            <text:p>Confidentiality</text:p>
          </table:table-cell>
          <table:table-cell table:style-name="ce5" office:value-type="string" calcext:value-type="string">
            <text:p>Integrity</text:p>
          </table:table-cell>
          <table:table-cell table:style-name="ce5" office:value-type="string" calcext:value-type="string">
            <text:p>Availability</text:p>
          </table:table-cell>
          <table:table-cell table:number-columns-repeated="3"/>
          <table:table-cell table:style-name="ce5" office:value-type="string" calcext:value-type="string">
            <text:p>Database :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Attack</text:p>
          </table:table-cell>
          <table:table-cell table:formula="of:=COUNTIF([.H3:.H994]; &quot;*B2*&quot;)" office:value-type="float" office:value="6" calcext:value-type="float">
            <text:p>6</text:p>
          </table:table-cell>
          <table:table-cell table:formula="of:=COUNTIF([.H3:.H994]; &quot;*C2*&quot;)" office:value-type="float" office:value="5" calcext:value-type="float">
            <text:p>5</text:p>
          </table:table-cell>
          <table:table-cell table:formula="of:=COUNTIF([.H3:.H994]; &quot;*D2*&quot;)" office:value-type="float" office:value="2" calcext:value-type="float">
            <text:p>2</text:p>
          </table:table-cell>
          <table:table-cell table:number-columns-repeated="3"/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Defense</text:p>
          </table:table-cell>
          <table:table-cell table:formula="of:=COUNTIF([.H3:.H994]; &quot;*B3*&quot;)" office:value-type="float" office:value="1" calcext:value-type="float">
            <text:p>1</text:p>
          </table:table-cell>
          <table:table-cell table:formula="of:=COUNTIF([.H3:.H995]; &quot;*C3*&quot;)" office:value-type="float" office:value="2" calcext:value-type="float">
            <text:p>2</text:p>
          </table:table-cell>
          <table:table-cell table:formula="of:=COUNTIF([.H3:.H995]; &quot;*D3*&quot;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2, C2</text:p>
          </table:table-cell>
          <table:table-cell office:value-type="string" calcext:value-type="string">
            <text:p>Reinforcement learningon WebInterfaces Using Workflow-Guided Exploration <text:s text:c="3"/></text:p>
          </table:table-cell>
          <table:table-cell office:value-type="string" calcext:value-type="string">
            <text:p>https://academic.microsoft.com/paper/2963888186/citedby/search?q=Reinforcement%20Learning%20on%20Web%20Interfaces%20Using%20Workflow-Guided%20Exploration&amp;qe=RId%253D2963888186&amp;f=&amp;orderBy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2, C2</text:p>
          </table:table-cell>
          <table:table-cell office:value-type="string" calcext:value-type="string">
            <text:p>REINAM: reinforcement learning for input-grammar inference </text:p>
          </table:table-cell>
          <table:table-cell office:value-type="string" calcext:value-type="string">
            <text:p>https://academic.microsoft.com/paper/2968973984/reference/search?q=REINAM%3A%20reinforcement%20learning%20for%20input-grammar%20inference&amp;qe=Or(Id%253D1757796397%252CId%253D2155027007%252CId%253D2110311336%252CId%253D2574017551%252CId%253D2049867480%252CId%253D2163762767%252CId%253D1989445634%252CId%253D2065948900%252CId%253D2583649498%252CId%253D2741068848%252CId%253D3104664063%252CId%253D2806718802%252CId%253D2499791918%252CId%253D2121217767%252CId%253D2514578992%252CId%253D2247654784%252CId%253D2044372543%252CId%253D2018408172%252CId%253D2792156287%252CId%253D2119342939%252CId%253D2620641089%252CId%253D2131687992%252CId%253D2783428950%252CId%253D2494400401%252CId%253D2395942370%252CId%253D2105068453%252CId%253D1597889394%252CId%253D2095791754)&amp;f=&amp;orderBy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3</text:p>
          </table:table-cell>
          <table:table-cell office:value-type="string" calcext:value-type="string">
            <text:p>System and method for distributed denial of service identification and prevention </text:p>
          </table:table-cell>
          <table:table-cell office:value-type="string" calcext:value-type="string">
            <text:p>https://academic.microsoft.com/paper/1585797242/reference/search?q=System%20and%20method%20for%20distributed%20denial%20of%20service%20identification%20and%20prevention&amp;qe=Or(Id%253D2162133150%252CId%253D2139153904%252CId%253D2001968297%252CId%253D2018501701%252CId%253D1973371066%252CId%253D1954514523%252CId%253D2118862279%252CId%253D1548605912%252CId%253D2279926982%252CId%253D1804509396%252CId%253D2200547600%252CId%253D1763467094%252CId%253D2074019188%252CId%253D231756947%252CId%253D1891747783%252CId%253D1895653402%252CId%253D336863897%252CId%253D1524055399%252CId%253D2117234230%252CId%253D983200784%252CId%253D2165417858%252CId%253D179004429)&amp;f=&amp;orderBy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3</text:p>
          </table:table-cell>
          <table:table-cell office:value-type="string" calcext:value-type="string">
            <text:p>DDoS attack detection based on hidden Markov and Q-learning cooperation </text:p>
          </table:table-cell>
          <table:table-cell office:value-type="string" calcext:value-type="string">
            <text:p>https://academic.microsoft.com/paper/2967516427/citedby/search?q=DDoS%20attack%20detection%20based%20on%20hidden%20Markov%20and%20Q-learning%20cooperation&amp;qe=RId%253D2967516427&amp;f=&amp;orderBy=0</text:p>
          </table:table-cell>
        </table:table-row>
        <table:table-row table:style-name="ro1">
          <table:table-cell/>
          <table:table-cell table:style-name="ce6"/>
          <table:table-cell table:number-columns-repeated="5"/>
          <table:table-cell office:value-type="string" calcext:value-type="string">
            <text:p>D2</text:p>
          </table:table-cell>
          <table:table-cell office:value-type="string" calcext:value-type="string">
            <text:p>DoS Attacks on Remote State Estimation With Asymmetric Information </text:p>
          </table:table-cell>
          <table:table-cell office:value-type="string" calcext:value-type="string">
            <text:p>https://academic.microsoft.com/paper/2888630991/citedby/search?q=DoS%20Attacks%20on%20Remote%20State%20Estimation%20With%20Asymmetric%20Information&amp;qe=RId%253D2888630991&amp;f=&amp;orderBy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2</text:p>
          </table:table-cell>
          <table:table-cell office:value-type="string" calcext:value-type="string">
            <text:p>An Amplification DDoS Attack Defence Mechanism using Reinforcement Learning </text:p>
          </table:table-cell>
          <table:table-cell office:value-type="string" calcext:value-type="string">
            <text:p>https://academic.microsoft.com/paper/3015651577/reference/search?q=An%20Amplification%20DDoS%20Attack%20Defence%20Mechanism%20using%20Reinforcement%20Learning&amp;qe=Or(Id%253D2104692292%252CId%253D2162969618%252CId%253D2146189323%252CId%253D1976866799%252CId%253D1987261375%252CId%253D2152930880)&amp;f=&amp;orderBy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2, C2</text:p>
          </table:table-cell>
          <table:table-cell office:value-type="string" calcext:value-type="string">
            <text:p>Automatic XSS Detection and Automatic Anti-Anti-Virus Payload Generation </text:p>
          </table:table-cell>
          <table:table-cell office:value-type="string" calcext:value-type="string">
            <text:p>https://academic.microsoft.com/paper/2997555838/reference/search?q=Automatic%20XSS%20Detection%20and%20Automatic%20Anti-Anti-Virus%20Payload%20Generation&amp;qe=Or(Id%253D2064675550%252CId%253D2889551075%252CId%253D2767734336%252CId%253D2920590155%252CId%253D2913912901%252CId%253D2773028286%252CId%253D2149715109%252CId%253D2929540820)&amp;f=&amp;orderBy=0</text:p>
          </table:table-cell>
        </table:table-row>
        <table:table-row table:style-name="ro1">
          <table:table-cell table:style-name="ce5" table:number-columns-repeated="6"/>
          <table:table-cell/>
          <table:table-cell office:value-type="string" calcext:value-type="string">
            <text:p>B3, C3</text:p>
          </table:table-cell>
          <table:table-cell office:value-type="string" calcext:value-type="string">
            <text:p>RLXSS: Optimizing XSS Detection Model to Defend Against Adversarial Attacks Based on Reinforcement Learning </text:p>
          </table:table-cell>
          <table:table-cell office:value-type="string" calcext:value-type="string">
            <text:p>https://academic.microsoft.com/paper/2967963259/reference/search?q=RLXSS%3A%20Optimizing%20XSS%20Detection%20Model%20to%20Defend%20Against%20Adversarial%20Attacks%20Based%20on%20Reinforcement%20Learning&amp;qe=Or(Id%253D3103557498%252CId%253D2765424254%252CId%253D2752902453%252CId%253D2805553748%252CId%253D2184984025)&amp;f=&amp;orderBy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office:value-type="string" calcext:value-type="string">
            <text:p>SCARL: Side-Channel Analysis with Reinforcement Learning on the Ascon Authenticated Cipher</text:p>
          </table:table-cell>
          <table:table-cell office:value-type="string" calcext:value-type="string">
            <text:p>https://academic.microsoft.com/paper/3034141264/reference/search?q=SCARL%3A%20Side-Channel%20Analysis%20with%20Reinforcement%20Learning%20on%20the%20Ascon%20Authenticated%20Cipher&amp;qe=Or(Id%253D2095705004%252CId%253D2145339207%252CId%253D2257979135%252CId%253D2025768430%252CId%253D217324809%0A9%252CId%253D2154909745%252CId%253D2902907165%252CId%253D2218318129%252CId%253D2914572864%252CId%253D2227909145%252CId%253D2587019100%252CId%253D1862426464%252CId%253D2614634292%252CId%253D2124785100%252CId%253D2163432699%252CId%253D2556867355%252CId%253D2963544079%252CId%253D2149099062%252CId%253D2292672296%252CId%253D2182304831%252CId%253D2177288330%252CId%253D2157568256%252CId%253D1494828295%252CId%253D194952517%252CId%253D2923594358%252CId%253D2721793276%252CId%253D2218665062%252CId%253D2792994523%252CId%253D1987273567%252CId%253D1968560271%252CId%253D2990826112%252CId%253D2126246073%252CId%253D1983705402%252CId%253D7850971%252CId%253D2952371452%252CId%253D2070076962%252CId%253D3008730847%252CId%253D2999084291%252CId%253D2989118151%252CId%253D3023346418%252CId%253D3021603394%252CId%253D2093334061)&amp;f=&amp;orderBy=0&amp;fbclid=IwAR2MkZPNA3QHLKy41jIKJcSc1pj_PUdZHsbSPzSIyL5lMWPu7qwOqbcLws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office:value-type="string" calcext:value-type="string">
            <text:p>Stealing Neural Networks via Timing Side Channels.</text:p>
          </table:table-cell>
          <table:table-cell office:value-type="string" calcext:value-type="string">
            <text:p>https://academic.microsoft.com/paper/2906869444/reference/search?q=Stealing%20Neural%20Networks%20via%20Timing%20Side%20Channels.&amp;qe=Or(Id%253D2163605009%252CId%253D1686810756%252CId%253D2963446712%252CId%253D1821462560%252CId%253D1506806321%252CId%253D2154909745%252CId%253D2603766943%252CId%253D2604319603%252CId%253D1613874182%252CId%253D2535690855%252CId%253D2134797427%252CId%253D2963374479%252CId%253D2963382180%252CId%253D2051267297%252CId%253D2119717200%252CId%253D2170993700%252CId%253D2964318098%252CId%253D2591882872%252CId%253D2794670651%252CId%253D2574797807%252CId%253D2963378725%252CId%253D2963303354%252CId%253D2809523935%252CId%253D2963844355%252CId%253D2001162307%252CId%253D2891810898%252CId%253D2789993878%252CId%253D2963560987%252CId%253D2886576854%252CId%253D3048684575%252CId%253D2887712657%252CId%253D2802314446%252CId%253D3104216513%252CId%253D2844602024%252CId%253D3103932910%252CId%253D2963465081%252CId%253D2921058674%252CId%253D2895073576%252CId%253D2901442710%252CId%253D1495868994)&amp;f=&amp;orderBy=0&amp;fbclid=IwAR0UpG3CLKLDs5J-iPLDpKGfA_nQuDnM-3VTb_nGwIznehIk-RLUrUfDYS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2</text:p>
          </table:table-cell>
          <table:table-cell office:value-type="string" calcext:value-type="string">
            <text:p>Enhanced Adversarial Strategically-Timed Attacks Against Deep Reinforcement Learning</text:p>
          </table:table-cell>
          <table:table-cell office:value-type="string" calcext:value-type="string">
            <text:p>https://academic.microsoft.com/paper/3015707549/reference/search?q=Enhanced%20Adversarial%20Strategically-Timed%20Attacks%20Against%20Deep%20Reinforcement%20Learning&amp;qe=Or(Id%253D2145339207%252CId%253D2963207607%252CId%253D2964043796%252CId%253D3106412272%252CId%253D2949103145%252CId%253D2602963933%252CId%253D2889987506%252CId%253D1580779066%252CId%253D2795727551%252CId%253D2914261249%252CId%253D1508882636%252CId%253D2137104525%252CId%253D2089106098%252CId%253D2905342215%252CId%253D2884634491%252CId%253D2604394466%252CId%253D2970027712%252CId%253D2960644152%252CId%253D2924168890)&amp;f=&amp;orderBy=0&amp;fbclid=IwAR2cwHErPRugFNjGQpll6cORKBvYxDn0M0gLfJV53_6Iu4EhaRdPGRYxeI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2</text:p>
          </table:table-cell>
          <table:table-cell office:value-type="string" calcext:value-type="string">
            <text:p>Practical Black-Box Attacks against Machine Learning</text:p>
          </table:table-cell>
          <table:table-cell office:value-type="string" calcext:value-type="string">
            <text:p>https://academic.microsoft.com/paper/2603766943/reference/search?q=Practical%20Black-Box%20Attacks%20against%20Machine%20Learning&amp;qe=Or(Id%253D2963207607%252CId%253D2964153729%252CId%253D2180612164%252CId%253D9657784%252CId%253D2535873859%252CId%253D2067713319%252CId%253D2151298633%252CId%253D2461943168%252CId%253D2174868984%252CId%253D2038296020%252CId%253D2574797807%252CId%253D2119885577%252CId%253D2045638068)&amp;f=&amp;orderBy=0&amp;fbclid=IwAR3JciQMC37yD-JgLvbwqwwbg_N1INr7iVXTIKfhgMbY_PnBNsv3gCgAcyQ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office:value-type="string" calcext:value-type="string">
            <text:p>Machine Learning Cyberattack Strategies with Petri Nets with Players, Strategies, and Costs</text:p>
          </table:table-cell>
          <table:table-cell office:value-type="string" calcext:value-type="string">
            <text:p>https://academic.microsoft.com/paper/2975136527/reference/search?q=Machine%20Learning%20Cyberattack%20Strategies%20with%20Petri%20Nets%20with%20Players%2C%20Strategies%2C%20and%20Costs&amp;qe=Or(Id%253D2068031356%252CId%253D2137253764%252CId%253D2163352153%252CId%253D2944380020%252CId%253D2265939488)&amp;f=&amp;orderBy=0&amp;fbclid=IwAR3RGCcDtQ5WosZt9vlRGgduwbmCuXa3cRxYVmPu-1qS-RBg0qeMiGQJ52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3</text:p>
          </table:table-cell>
          <table:table-cell office:value-type="string" calcext:value-type="string">
            <text:p>Robust Deep Reinforcement Learning for Security and Safety in Autonomous Vehicle Systems </text:p>
          </table:table-cell>
          <table:table-cell office:value-type="string" calcext:value-type="string">
            <text:p>https://academic.microsoft.com/paper/2962853428/reference/search?q=Robust%20Deep%20Reinforcement%20Learning%20for%20Security%20and%20Safety%20in%20Autonomous%20Vehicle%20Systems&amp;qe=Or(Id%253D2143612262%252CId%253D2206930994%252CId%253D1993180463%252CId%253D2094039233%252CId%253D1578630563%252CId%253D2291986326%252CId%253D2096279841%252CId%253D2098753860%252CId%253D2187812975%252CId%253D1998856946%252CId%253D2005828260%252CId%253D2963752169%252CId%253D2776458791%252CId%253D1979939798)&amp;f=&amp;orderBy=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inforcement learning web attac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inforcement learning web securit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inforcement learning fuzz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inforcement learning denial of service</text:p>
          </table:table-cell>
          <table:table-cell table:number-columns-repeated="5"/>
          <table:table-cell office:value-type="string" calcext:value-type="string">
            <text:p>nope</text:p>
          </table:table-cell>
          <table:table-cell office:value-type="string" calcext:value-type="string">
            <text:p>Side-Tuning: Network Adaptation via Additive Side Network</text:p>
          </table:table-cell>
          <table:table-cell office:value-type="string" calcext:value-type="string">
            <text:p>https://academic.microsoft.com/paper/2994415862/citedby/search?q=Side-Tuning%3A%20Network%20Adaptation%20via%20Additive%20Side%20Networks&amp;qe=RId%253D2994415862&amp;f=&amp;orderBy=0&amp;fbclid=IwAR2yvXMIPNtYPnGvGKIPE0T-ADigCz7PczukWr8fHiXv2p-b5i6FECFB-EI</text:p>
          </table:table-cell>
        </table:table-row>
        <table:table-row table:style-name="ro1">
          <table:table-cell office:value-type="string" calcext:value-type="string">
            <text:p>nothing ??</text:p>
          </table:table-cell>
          <table:table-cell office:value-type="string" calcext:value-type="string">
            <text:p>reinforcement learning waf</text:p>
          </table:table-cell>
          <table:table-cell table:number-columns-repeated="5"/>
          <table:table-cell office:value-type="string" calcext:value-type="string">
            <text:p>nope</text:p>
          </table:table-cell>
          <table:table-cell office:value-type="string" calcext:value-type="string">
            <text:p>Pseudo Random Number Generation: a Reinforcement Learning approach</text:p>
          </table:table-cell>
          <table:table-cell office:value-type="string" calcext:value-type="string">
            <text:p>https://academic.microsoft.com/paper/2997611928/reference/search?q=Pseudo%20Random%20Number%20Generation%3A%20a%20Reinforcement%20Learning%20approach&amp;qe=Or(Id%253D1757796397%252CId%253D2121863487%252CId%253D2736601468%252CId%253D1517403092%252CId%253D2201581102%252CId%253D1191599655%252CId%253D115326044%252CId%253D2951799221%252CId%253D1990333844%252CId%253D2894113771)&amp;f=&amp;orderBy=0&amp;fbclid=IwAR3rmWmp4zjp7PdBqF94gsh0KGNLDwOW4t7dal6tF7zA0wnPiBAHIvBtprQ</text:p>
          </table:table-cell>
        </table:table-row>
        <table:table-row table:style-name="ro1">
          <table:table-cell office:value-type="string" calcext:value-type="string">
            <text:p>nothing ??</text:p>
          </table:table-cell>
          <table:table-cell office:value-type="string" calcext:value-type="string">
            <text:p>reinforcement learning web aplication firewall</text:p>
          </table:table-cell>
          <table:table-cell table:number-columns-repeated="6"/>
          <table:table-cell office:value-type="string" calcext:value-type="string">
            <text:p>Tactics of Adversarial Attack on Deep Reinforcement Learning Agents </text:p>
          </table:table-cell>
          <table:table-cell office:value-type="string" calcext:value-type="string">
            <text:p>https://arxiv.org/pdf/1703.06748.pdf?fbclid=IwAR0fFuvZkh706BrOL4fod1Gei3cojU3aJ2fGcnY-kN4l7tJqwtbrVsnHRy8</text:p>
          </table:table-cell>
        </table:table-row>
        <table:table-row table:style-name="ro1">
          <table:table-cell/>
          <table:table-cell office:value-type="string" calcext:value-type="string">
            <text:p>reinforcement learning x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hing…</text:p>
          </table:table-cell>
          <table:table-cell office:value-type="string" calcext:value-type="string">
            <text:p>reinforcement learning application securit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de chann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ing atta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ryptograph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lwa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tivirus evas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ql injec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jection attac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ttp attac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che attac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sync attac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totype pollu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ug bount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dos mitiga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rt knock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ndom port hopping</text:p>
          </table:table-cell>
          <table:table-cell table:number-columns-repeated="8"/>
        </table:table-row>
      </table:table>
      <table:table table:name="Network security and incident response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5" office:value-type="string" calcext:value-type="string">
            <text:p>Confidentiality</text:p>
          </table:table-cell>
          <table:table-cell table:style-name="ce5" office:value-type="string" calcext:value-type="string">
            <text:p>Integrity</text:p>
          </table:table-cell>
          <table:table-cell table:style-name="ce5" office:value-type="string" calcext:value-type="string">
            <text:p>Availability</text:p>
          </table:table-cell>
          <table:table-cell table:number-columns-repeated="3"/>
          <table:table-cell table:style-name="ce5" office:value-type="string" calcext:value-type="string">
            <text:p>Database :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Attack</text:p>
          </table:table-cell>
          <table:table-cell table:formula="of:=COUNTIF([.H3:.H995]; &quot;*B2*&quot;)" office:value-type="float" office:value="2" calcext:value-type="float">
            <text:p>2</text:p>
          </table:table-cell>
          <table:table-cell table:formula="of:=COUNTIF([.H3:.H995]; &quot;*C2*&quot;)" office:value-type="float" office:value="3" calcext:value-type="float">
            <text:p>3</text:p>
          </table:table-cell>
          <table:table-cell table:formula="of:=COUNTIF([.H3:.H995]; &quot;*D2*&quot;)" office:value-type="float" office:value="0" calcext:value-type="float">
            <text:p>0</text:p>
          </table:table-cell>
          <table:table-cell table:number-columns-repeated="3"/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Defense</text:p>
          </table:table-cell>
          <table:table-cell table:formula="of:=COUNTIF([.H3:.H995]; &quot;*B3*&quot;)" office:value-type="float" office:value="3" calcext:value-type="float">
            <text:p>3</text:p>
          </table:table-cell>
          <table:table-cell table:formula="of:=COUNTIF([.H3:.H996]; &quot;*C3*&quot;)" office:value-type="float" office:value="5" calcext:value-type="float">
            <text:p>5</text:p>
          </table:table-cell>
          <table:table-cell table:formula="of:=COUNTIF([.H3:.H996]; &quot;*D3*&quot;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3, C3</text:p>
          </table:table-cell>
          <table:table-cell office:value-type="string" calcext:value-type="string">
            <text:p>Distributed reinforcement learning for adaptive and robust network intrusion response </text:p>
          </table:table-cell>
          <table:table-cell office:value-type="string" calcext:value-type="string">
            <text:p>https://academic.microsoft.com/paper/2027320593/reference/search?q=Distributed%20reinforcement%20learning%20for%20adaptive%20and%20robust%20network%20intrusion%20response&amp;qe=Or(Id%253D1515851193%252CId%253D1967949770%252CId%253D2104692292%252CId%253D2154178154%252CId%253D1985382559%252CId%253D2155883880%252CId%253D2159160833%252CId%253D2139153904%252CId%253D2104602264%252CId%253D2119120810%252CId%253D2157413319%252CId%253D1969302761%252CId%253D2189058185%252CId%253D1982239148%252CId%253D2572491855%252CId%253D2065776696%252CId%253D2199606036%252CId%253D174352701)&amp;f=&amp;orderBy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3, C3</text:p>
          </table:table-cell>
          <table:table-cell office:value-type="string" calcext:value-type="string">
            <text:p>Distributed response to network intrusions using multiagent reinforcement learning </text:p>
          </table:table-cell>
          <table:table-cell office:value-type="string" calcext:value-type="string">
            <text:p>https://academic.microsoft.com/paper/2065776696/reference/search?q=Distributed%20response%20to%20network%20intrusions%20using%20multiagent%20reinforcement%20learning&amp;qe=Or(Id%253D1515851193%252CId%253D1674877186%252CId%253D1967949770%252CId%253D2104692292%252CId%253D2083477206%252CId%253D2177058407%252CId%253D1867219652%252CId%253D2154178154%252CId%253D1985382559%252CId%253D2162133150%252CId%253D2155883880%252CId%253D2159160833%252CId%253D2139153904%252CId%253D2104602264%252CId%253D2125513999%252CId%253D2119120810%252CId%253D2157413319%252CId%253D2059368186%252CId%253D2053451652%252CId%253D2911437840%252CId%253D2305598771%252CId%253D2008134955%252CId%253D1989335795%252CId%253D2160112979%252CId%253D2815397198%252CId%253D1577538250%252CId%253D2199606036%252CId%253D1552758955%252CId%253D1789057254%252CId%253D1584974409%252CId%253D3005013115)&amp;f=&amp;orderBy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office:value-type="string" calcext:value-type="string">
            <text:p>Deep Reinforcement Learning for Task-Driven Discovery of Incomplete Networks </text:p>
          </table:table-cell>
          <table:table-cell office:value-type="string" calcext:value-type="string">
            <text:p>https://academic.microsoft.com/paper/2989984260/reference/search?q=Deep%20Reinforcement%20Learning%20for%20Task-Driven%20Discovery%20of%20Incomplete%20Networks&amp;qe=Or(Id%253D1522301498%252CId%253D2145339207%252CId%253D2766447205%252CId%253D2736601468%252CId%253D2023655578%252CId%253D2124168655%252CId%253D2726187156%252CId%253D2014259951%252CId%253D2964164193%252CId%253D2806351858%252CId%253D2805177834%252CId%253D2472472130%252CId%253D2951430899%252CId%253D2026840599%252CId%253D2904900486%252CId%253D2102907934%252CId%253D2069790826%252CId%253D1529421386%252CId%253D2596750186%252CId%253D2292090084%252CId%253D2786645963%252CId%253D2922429874%252CId%253D2965248888%252CId%253D2802962480%252CId%253D2553161265%252CId%253D2494001656%252CId%253D2274642001%252CId%253D2960919523%252CId%253D1762740175)&amp;f=&amp;orderBy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office:value-type="string" calcext:value-type="string">
            <text:p>Selective Network Discovery via Deep Reinforcement Learning on Embedded Spaces. </text:p>
          </table:table-cell>
          <table:table-cell office:value-type="string" calcext:value-type="string">
            <text:p>https://academic.microsoft.com/paper/3093503755/reference/search?q=Selective%20Network%20Discovery%20via%20Deep%20Reinforcement%20Learning%20on%20Embedded%20Spaces.&amp;qe=Or(Id%253D2145339207%252CId%253D2964121744%252CId%253D2097308346%252CId%253D2736601468%252CId%253D2023655578%252CId%253D2124168655%252CId%253D2607264901%252CId%253D2014259951%252CId%253D2964164193%252CId%253D2026840599%252CId%253D2904900486%252CId%253D2976859544%252CId%253D2069790826%252CId%253D2922429874%252CId%253D3010308913%252CId%253D2965248888%252CId%253D2802962480%252CId%253D2553161265%252CId%253D2494001656%252CId%253D2960919523%252CId%253D1762740175%252CId%253D2294798173)&amp;f=&amp;orderBy=0</text:p>
          </table:table-cell>
        </table:table-row>
        <table:table-row table:style-name="ro1">
          <table:table-cell table:style-name="ce5" table:number-columns-repeated="6"/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A Reinforcement Learning Approach for Attack Graph Analysis </text:p>
          </table:table-cell>
          <table:table-cell office:value-type="string" calcext:value-type="string">
            <text:p>https://academic.microsoft.com/paper/2890428069/citedby/search?q=A%20Reinforcement%20Learning%20Approach%20for%20Attack%20Graph%20Analysis&amp;qe=RId%253D2890428069&amp;f=&amp;orderBy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2</text:p>
          </table:table-cell>
          <table:table-cell office:value-type="string" calcext:value-type="string">
            <text:p>Reinforcement learning for efficient network penetration testing </text:p>
          </table:table-cell>
          <table:table-cell office:value-type="string" calcext:value-type="string">
            <text:p>https://academic.microsoft.com/paper/2995988246/reference/search?q=Reinforcement%20learning%20for%20efficient%20network%20penetration%20testing&amp;qe=Or(Id%253D2158907787%252CId%253D2291853497%252CId%253D2960141888)&amp;f=&amp;orderBy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2</text:p>
          </table:table-cell>
          <table:table-cell office:value-type="string" calcext:value-type="string">
            <text:p>Automated Penetration Testing Using Deep Reinforcement Learning </text:p>
          </table:table-cell>
          <table:table-cell office:value-type="string" calcext:value-type="string">
            <text:p>https://academic.microsoft.com/paper/3094485976/reference/search?q=Automated%20Penetration%20Testing%20Using%20Deep%20Reinforcement%20Learning&amp;qe=Or(Id%253D2145339207%252CId%253D1757796397%252CId%253D2121863487%252CId%253D2107726111%252CId%253D3011120880%252CId%253D1590752147%252CId%253D2150952649%252CId%253D1751204289%252CId%253D2498195183%252CId%253D1929797170%252CId%253D2978070926%252CId%253D2623492889%252CId%253D2733684447%252CId%253D2890428069%252CId%253D2621298738%252CId%253D2969440022)&amp;f=&amp;orderBy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3</text:p>
          </table:table-cell>
          <table:table-cell office:value-type="string" calcext:value-type="string">
            <text:p>A Game-Theoretical Approach to Cyber-Security of Critical Infrastructures Based on Multi-Agent Reinforcement Learning </text:p>
          </table:table-cell>
          <table:table-cell office:value-type="string" calcext:value-type="string">
            <text:p>https://academic.microsoft.com/paper/2888456894/citedby/search?q=A%20Game-Theoretical%20Approach%20to%20Cyber-Security%20of%20Critical%20Infrastructures%20Based%20on%20Multi-Agent%20Reinforcement%20Learning&amp;qe=RId%253D2888456894&amp;f=&amp;orderBy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3</text:p>
          </table:table-cell>
          <table:table-cell office:value-type="string" calcext:value-type="string">
            <text:p>Dynamic Scheduling of Cybersecurity Analysts for Minimizing RiskUsing Reinforcement Learning </text:p>
          </table:table-cell>
          <table:table-cell office:value-type="string" calcext:value-type="string">
            <text:p>https://dl.acm.org/doi/pdf/10.1145/2882969?fbclid=IwAR1GFI1MuBMaqgGjTl6IYu_XBrdWxpAisdLXYuTUDTidLJYpS04zLp3gOY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3,C4</text:p>
          </table:table-cell>
          <table:table-cell office:value-type="string" calcext:value-type="string">
            <text:p>Reinforcement Learning for Autonomous Defence in Software-DefinedNetworkin </text:p>
          </table:table-cell>
          <table:table-cell office:value-type="string" calcext:value-type="string">
            <text:p>https://arxiv.org/pdf/1808.05770.pdf?fbclid=IwAR3yWTCoo4A7AcKWSOtALofmgID47o4TW2CMhrD1WhA37gKKh1NBrMhFIuw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office:value-type="string" calcext:value-type="string">
            <text:p>PHY-Layer Spoofing Detection with Reinforcement Learning in Wireless Networks</text:p>
          </table:table-cell>
          <table:table-cell office:value-type="string" calcext:value-type="string">
            <text:p>https://academic.microsoft.com/paper/2344173564/reference/search?q=PHY-Layer%20Spoofing%20Detection%20with%20Reinforcement%20Learning%20in%20Wireless%20Networks&amp;qe=Or(Id%253D2146080444%252CId%253D2122311135%252CId%253D2109631601%252CId%253D1533945010%252CId%253D3017484814%252CId%253D1995524702%252CId%253D2101018825%252CId%253D2154170045%252CId%253D2059980308%252CId%253D2113475664%252CId%253D2012672797%252CId%253D2076166888%252CId%253D2149510322%252CId%253D2053225008%252CId%253D2170801914%252CId%253D2003714332%252CId%253D2075419389%252CId%253D2067705560%252CId%253D2288303032%252CId%253D2017427545%252CId%253D2327930618)&amp;f=&amp;orderBy=0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inforcement learning network securit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inforcement learning network monito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reinforcement learning lateral move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reinforcement learning port scann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inforcement learning network discover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inforcement learning exploita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inforcement learning vulnerability exploitation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attack grap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twork audi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ogg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ewa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tflow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d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p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licy enforcemen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fense in dep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twork monitoring</text:p>
          </table:table-cell>
          <table:table-cell table:number-columns-repeated="8"/>
        </table:table-row>
      </table:table>
      <table:table table:name="Social engineering, OSINT, authentification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5" office:value-type="string" calcext:value-type="string">
            <text:p>Confidentiality</text:p>
          </table:table-cell>
          <table:table-cell table:style-name="ce5" office:value-type="string" calcext:value-type="string">
            <text:p>Integrity</text:p>
          </table:table-cell>
          <table:table-cell table:style-name="ce5" office:value-type="string" calcext:value-type="string">
            <text:p>Availability</text:p>
          </table:table-cell>
          <table:table-cell table:number-columns-repeated="3"/>
          <table:table-cell table:style-name="ce5" office:value-type="string" calcext:value-type="string">
            <text:p>Database :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Attack</text:p>
          </table:table-cell>
          <table:table-cell table:formula="of:=COUNTIF([.H3:.H996]; &quot;*B2*&quot;)" office:value-type="float" office:value="0" calcext:value-type="float">
            <text:p>0</text:p>
          </table:table-cell>
          <table:table-cell table:formula="of:=COUNTIF([.H3:.H996]; &quot;*C2*&quot;)" office:value-type="float" office:value="0" calcext:value-type="float">
            <text:p>0</text:p>
          </table:table-cell>
          <table:table-cell table:formula="of:=COUNTIF([.H3:.H996]; &quot;*D2*&quot;)" office:value-type="float" office:value="0" calcext:value-type="float">
            <text:p>0</text:p>
          </table:table-cell>
          <table:table-cell table:number-columns-repeated="3"/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Defense</text:p>
          </table:table-cell>
          <table:table-cell table:formula="of:=COUNTIF([.H3:.H996]; &quot;*B3*&quot;)" office:value-type="float" office:value="4" calcext:value-type="float">
            <text:p>4</text:p>
          </table:table-cell>
          <table:table-cell table:formula="of:=COUNTIF([.H3:.H997]; &quot;*C3*&quot;)" office:value-type="float" office:value="0" calcext:value-type="float">
            <text:p>0</text:p>
          </table:table-cell>
          <table:table-cell table:formula="of:=COUNTIF([.H3:.H997]; &quot;*D3*&quot;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Implicit authentication through learning user behavior </text:p>
          </table:table-cell>
          <table:table-cell office:value-type="string" calcext:value-type="string">
            <text:p>https://academic.microsoft.com/paper/1724737952/reference/search?q=Implicit%20authentication%20through%20learning%20user%20behavior&amp;qe=Or(Id%253D2109426455%252CId%253D2075743842%252CId%253D2913524657%252CId%253D2164947865%252CId%253D1492832934%252CId%253D2083358597%252CId%253D2024677982%252CId%253D2095038611%252CId%253D2142532896%252CId%253D1989158699%252CId%253D2124830590%252CId%253D2161487483%252CId%253D2493079282%252CId%253D2116682495%252CId%253D1977485005%252CId%253D2097944466%252CId%253D196767578%252CId%253D2126458714%252CId%253D1589193020%252CId%253D2096553805)&amp;f=&amp;orderBy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office:value-type="string" calcext:value-type="string">
            <text:p>RLINK: Deep Reinforcement Learning for User Identity Linkage</text:p>
          </table:table-cell>
          <table:table-cell office:value-type="string" calcext:value-type="string">
            <text:p>https://academic.microsoft.com/paper/2982500143/reference/search?q=RLINK%3A%20Deep%20Reinforcement%20Learning%20for%20User%20Identity%20Linkage&amp;qe=Or(Id%253D2145339207%252CId%253D2964308564%252CId%253D2962756421%252CId%253D1757796397%252CId%253D1902237438%252CId%253D2173248099%252CId%253D2296283641%252CId%253D2121863487%252CId%253D1888005072%252CId%253D2752172973%252CId%253D2159675343%252CId%253D2736941579%252CId%253D2962808855%252CId%253D2058036501%252CId%253D2598689838%252CId%253D2113839561%252CId%253D2055345291%252CId%253D2572926828%252CId%253D2241660235%252CId%253D1999762141%252CId%253D3102899483%252CId%253D2571692900%252CId%253D812851569%252CId%253D1982350890%252CId%253D2339803498%252CId%253D1969890816%252CId%253D2793022729%252CId%253D2340622084%252CId%253D2024320089%252CId%253D3102075198%252CId%253D2745260778%252CId%253D2120822311)&amp;f=&amp;orderBy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office:value-type="string" calcext:value-type="string">
            <text:p>Deep Reinforcement Learning for Detecting Malicious Websites. </text:p>
          </table:table-cell>
          <table:table-cell office:value-type="string" calcext:value-type="string">
            <text:p>https://academic.microsoft.com/paper/2944961176/reference/search?q=Deep%20Reinforcement%20Learning%20for%20Detecting%20Malicious%20Websites.&amp;qe=Or(Id%253D2145339207%252CId%253D2121863487%252CId%253D2139565456%252CId%253D1990188874%252CId%253D2070896531%252CId%253D2890718808%252CId%253D1930835045%252CId%253D2791884409%252CId%253D2901450325%252CId%253D2912472718%252CId%253D2840829458%252CId%253D2911909391)&amp;f=&amp;orderBy=0</text:p>
          </table:table-cell>
        </table:table-row>
        <table:table-row table:style-name="ro1">
          <table:table-cell/>
          <table:table-cell table:style-name="ce6"/>
          <table:table-cell table:number-columns-repeated="5"/>
          <table:table-cell office:value-type="string" calcext:value-type="string">
            <text:p>B3</text:p>
          </table:table-cell>
          <table:table-cell office:value-type="string" calcext:value-type="string">
            <text:p>Detection of online phishing email using dynamic evolving neural network based on reinforcement learning</text:p>
          </table:table-cell>
          <table:table-cell office:value-type="string" calcext:value-type="string">
            <text:p>https://academic.microsoft.com/paper/2783033852/reference/search?q=Detection%20of%20online%20phishing%20email%20using%20dynamic%20evolving%20neural%20network%20based%20on%20reinforcement%20learning&amp;qe=Or(Id%253D2095705004%252CId%253D2134750673%252CId%253D1586405805%252CId%253D1575097427%252CId%253D2078953162%252CId%253D2160353917%252CId%253D1596017546%252CId%253D2153245338%252CId%253D2116825089%252CId%253D2029470356%252CId%253D2142287040%252CId%253D1956666414%252CId%253D2052176706%252CId%253D2221203134%252CId%253D2026859661%252CId%253D1964088283%252CId%253D2071254787%252CId%253D1582774210%252CId%253D2072981546%252CId%253D2169954311%252CId%253D130021640%252CId%253D1498672433%252CId%253D1978549855%252CId%253D1547743371%252CId%253D30651129%252CId%253D2252446659%252CId%253D2161983758%252CId%253D2148403395%252CId%253D2141439402%252CId%253D2418966180%252CId%253D2012879543%252CId%253D2162003835%252CId%253D1510540210%252CId%253D336973054%252CId%253D2559720392%252CId%253D2547400098%252CId%253D2020506644%252CId%253D2134157044%252CId%253D1523571582%252CId%253D2098001194%252CId%253D2496229327%252CId%253D139820175)&amp;f=&amp;orderBy=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5" table:number-columns-repeated="6"/>
          <table:table-cell table:number-columns-repeated="4"/>
        </table:table-row>
        <table:table-row table:style-name="ro1" table:number-rows-repeated="11">
          <table:table-cell table:number-columns-repeated="10"/>
        </table:table-row>
        <table:table-row table:style-name="ro1">
          <table:table-cell office:value-type="string" calcext:value-type="string">
            <text:p>nothing ??!!</text:p>
          </table:table-cell>
          <table:table-cell office:value-type="string" calcext:value-type="string">
            <text:p>reinforcement learning osi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??!!!!</text:p>
          </table:table-cell>
          <table:table-cell office:value-type="string" calcext:value-type="string">
            <text:p>reinforcement learning open-source intellig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hish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ish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rai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onaiss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dentity the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mperson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ulti-factor authentic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paration of duties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www.pluralsight.com/courses/ethical-hacking-social-engineering</text:p>
          </table:table-cell>
          <table:table-cell table:number-columns-repeated="5"/>
        </table:table-row>
      </table:table>
      <table:table table:name="Threat intelligence, vulnerability management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5" office:value-type="string" calcext:value-type="string">
            <text:p>Confidentiality</text:p>
          </table:table-cell>
          <table:table-cell table:style-name="ce5" office:value-type="string" calcext:value-type="string">
            <text:p>Integrity</text:p>
          </table:table-cell>
          <table:table-cell table:style-name="ce5" office:value-type="string" calcext:value-type="string">
            <text:p>Availability</text:p>
          </table:table-cell>
          <table:table-cell table:number-columns-repeated="3"/>
          <table:table-cell table:style-name="ce5" office:value-type="string" calcext:value-type="string">
            <text:p>Database :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Attack</text:p>
          </table:table-cell>
          <table:table-cell table:formula="of:=COUNTIF([.H3:.H996]; &quot;*B2*&quot;)" office:value-type="float" office:value="0" calcext:value-type="float">
            <text:p>0</text:p>
          </table:table-cell>
          <table:table-cell table:formula="of:=COUNTIF([.H3:.H996]; &quot;*C2*&quot;)" office:value-type="float" office:value="0" calcext:value-type="float">
            <text:p>0</text:p>
          </table:table-cell>
          <table:table-cell table:formula="of:=COUNTIF([.H3:.H996]; &quot;*D2*&quot;)" office:value-type="float" office:value="0" calcext:value-type="float">
            <text:p>0</text:p>
          </table:table-cell>
          <table:table-cell table:number-columns-repeated="3"/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Defense</text:p>
          </table:table-cell>
          <table:table-cell table:formula="of:=COUNTIF([.H3:.H996]; &quot;*B3*&quot;)" office:value-type="float" office:value="1" calcext:value-type="float">
            <text:p>1</text:p>
          </table:table-cell>
          <table:table-cell table:formula="of:=COUNTIF([.H3:.H997]; &quot;*C3*&quot;)" office:value-type="float" office:value="3" calcext:value-type="float">
            <text:p>3</text:p>
          </table:table-cell>
          <table:table-cell table:formula="of:=COUNTIF([.H3:.H997]; &quot;*D3*&quot;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D3, C3</text:p>
          </table:table-cell>
          <table:table-cell office:value-type="string" calcext:value-type="string">
            <text:p>Reinforcement learning for vulnerability assessment in peer-to-peer networks </text:p>
          </table:table-cell>
          <table:table-cell office:value-type="string" calcext:value-type="string">
            <text:p>https://academic.microsoft.com/paper/1555451215/reference/search?q=Reinforcement%20learning%20for%20vulnerability%20assessment%20in%20peer-to-peer%20networks&amp;qe=Or(Id%253D2121863487%252CId%253D1515851193%252CId%253D2144446635%252CId%253D1590759229%252CId%253D2118318536%252CId%253D2158656420%252CId%253D1525019474%252CId%253D2122763142%252CId%253D1553635500%252CId%253D1702462424)&amp;f=&amp;orderBy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3, C3</text:p>
          </table:table-cell>
          <table:table-cell office:value-type="string" calcext:value-type="string">
            <text:p>Automated Software Vulnerability Testing Using Deep Learning Methods</text:p>
          </table:table-cell>
          <table:table-cell office:value-type="string" calcext:value-type="string">
            <text:p>https://academic.microsoft.com/paper/2981359799/reference/search?q=Automated%20Software%20Vulnerability%20Testing%20Using%20Deep%20Learning%20Methods&amp;qe=Or(Id%253D2964121744%252CId%253D2121863487%252CId%253D2911857293%252CId%253D1988524530%252CId%253D2580175322%252CId%253D1504663295%252CId%253D2795192879%252CId%253D1508511232%252CId%253D2885077348%252CId%253D2893407266%252CId%253D1981297863%252CId%253D2607874144%252CId%253D2063090451%252CId%253D2907207419%252CId%253D2783428950%252CId%253D2900066043%252CId%253D1982562010%252CId%253D2590689289%252CId%253D2505903859%252CId%253D2872867389%252CId%253D2914727207%252CId%253D2797624885%252CId%253D2905562682%252CId%253D2784252500%252CId%253D2894243992%252CId%253D2211021132%252CId%253D1989453539%252CId%253D2796619402%252CId%253D2406209938%252CId%253D2884946294%252CId%253D2946941311%252CId%253D2782673609%252CId%253D2914274018%252CId%253D2015248915%252CId%253D2529339643)&amp;f=&amp;orderBy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3, C3</text:p>
          </table:table-cell>
          <table:table-cell office:value-type="string" calcext:value-type="string">
            <text:p>Deep Reinforcement Learning for Cybersecurity Assessment of Wind Integrated Power Systems</text:p>
          </table:table-cell>
          <table:table-cell office:value-type="string" calcext:value-type="string">
            <text:p>https://academic.microsoft.com/paper/3040817217/reference/search?q=Deep%20Reinforcement%20Learning%20for%20Cybersecurity%20Assessment%20of%20Wind%20Integrated%20Power%20Systems&amp;qe=Or(Id%253D2145339207%252CId%253D1757796397%252CId%253D2113222113%252CId%253D2330650066%252CId%253D2074663062%252CId%253D2002619227%252CId%253D1526538707%252CId%253D2545258053%252CId%253D2083842017%252CId%253D2110684439%252CId%253D2470969033%252CId%253D2966492573%252CId%253D2134970265%252CId%253D2625138983%252CId%253D2952298682%252CId%253D2163058271%252CId%253D2963636116%252CId%253D3106303317%252CId%253D2258926881%252CId%253D2589078244%252CId%253D2591671859%252CId%253D2412811411%252CId%253D2969741077%252CId%253D2014290594%252CId%253D2766493915%252CId%253D2907121680%252CId%253D2908243452%252CId%253D2678068890%252CId%253D2767239512%252CId%253D2924032077%252CId%253D2919398753%252CId%253D2953626084%252CId%253D2942465044%252CId%253D2971121135%252CId%253D2777820478%252CId%253D3024313662%252CId%253D3023810911%252CId%253D2293654121)&amp;f=&amp;orderBy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3 ,B3</text:p>
          </table:table-cell>
          <table:table-cell office:value-type="string" calcext:value-type="string">
            <text:p>Defense Against Advanced Persistent Threats in Dynamic Cloud Storage: A Colonel Blotto Game Approach</text:p>
          </table:table-cell>
          <table:table-cell office:value-type="string" calcext:value-type="string">
            <text:p>https://arxiv.org/abs/1801.06270?fbclid=IwAR0XUE31D9O3xndk5q-lchRxAUQVPehPtj_q90zTNsqabEfcA_83YkT6rzE</text:p>
          </table:table-cell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5" table:number-columns-repeated="6"/>
          <table:table-cell table:number-columns-repeated="4"/>
        </table:table-row>
        <table:table-row table:style-name="ro1" table:number-rows-repeated="18"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hreat intellig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n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o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p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adaptive scan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ulnerability valid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ulnerability remedi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vulnerability mitig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ulnerability assess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ulnerability manage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asset managemen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table:number-columns-repeated="8"/>
        </table:table-row>
      </table:table>
      <table:table table:name="Architecture, data management, forensics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5" office:value-type="string" calcext:value-type="string">
            <text:p>Confidentiality</text:p>
          </table:table-cell>
          <table:table-cell table:style-name="ce5" office:value-type="string" calcext:value-type="string">
            <text:p>Integrity</text:p>
          </table:table-cell>
          <table:table-cell table:style-name="ce5" office:value-type="string" calcext:value-type="string">
            <text:p>Availability</text:p>
          </table:table-cell>
          <table:table-cell table:number-columns-repeated="3"/>
          <table:table-cell table:style-name="ce5" office:value-type="string" calcext:value-type="string">
            <text:p>Database :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Attack</text:p>
          </table:table-cell>
          <table:table-cell table:formula="of:=COUNTIF([.H3:.H991]; &quot;*B2*&quot;)" office:value-type="float" office:value="0" calcext:value-type="float">
            <text:p>0</text:p>
          </table:table-cell>
          <table:table-cell table:formula="of:=COUNTIF([.H3:.H991]; &quot;*C2*&quot;)" office:value-type="float" office:value="0" calcext:value-type="float">
            <text:p>0</text:p>
          </table:table-cell>
          <table:table-cell table:formula="of:=COUNTIF([.H3:.H991]; &quot;*D2*&quot;)" office:value-type="float" office:value="0" calcext:value-type="float">
            <text:p>0</text:p>
          </table:table-cell>
          <table:table-cell table:number-columns-repeated="3"/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Defense</text:p>
          </table:table-cell>
          <table:table-cell table:formula="of:=COUNTIF([.H3:.H991]; &quot;*B3*&quot;)" office:value-type="float" office:value="2" calcext:value-type="float">
            <text:p>2</text:p>
          </table:table-cell>
          <table:table-cell table:formula="of:=COUNTIF([.H3:.H992]; &quot;*C3*&quot;)" office:value-type="float" office:value="2" calcext:value-type="float">
            <text:p>2</text:p>
          </table:table-cell>
          <table:table-cell table:formula="of:=COUNTIF([.H3:.H992]; &quot;*D3*&quot;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3</text:p>
          </table:table-cell>
          <table:table-cell office:value-type="string" calcext:value-type="string">
            <text:p>Defense Against Advanced Persistent Threats: Optimal Network Security Hardening Using Multi-stage Maze Network Game </text:p>
          </table:table-cell>
          <table:table-cell office:value-type="string" calcext:value-type="string">
            <text:p>https://academic.microsoft.com/paper/3093846309/reference/search?q=Defense%20Against%20Advanced%20Persistent%20Threats%3A%20Optimal%20Network%20Security%20Hardening%20Using%20Multi-stage%20Maze%20Network%20Game&amp;qe=Or(Id%253D2121805588%252CId%253D568984285%252CId%253D2039858940%252CId%253D1590752147%252CId%253D2015787697%252CId%253D164306009%252CId%253D1547152107%252CId%253D2260320574%252CId%253D2083270195%252CId%253D2257448745%252CId%253D2058792175%252CId%253D2963492322%252CId%253D2808323833%252CId%253D2740378938%252CId%253D3098805379%252CId%253D2095095223)&amp;f=&amp;orderBy=0&amp;fbclid=IwAR3RGCcDtQ5WosZt9vlRGgduwbmCuXa3cRxYVmPu-1qS-RBg0qeMiGQJ52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3, C3</text:p>
          </table:table-cell>
          <table:table-cell office:value-type="string" calcext:value-type="string">
            <text:p>ATMoS: Autonomous Threat Mitigation in SDN using Reinforcement Learning</text:p>
          </table:table-cell>
          <table:table-cell office:value-type="string" calcext:value-type="string">
            <text:p>https://academic.microsoft.com/paper/3034494426/reference/search?q=ATMoS%3A%20Autonomous%20Threat%20Mitigation%20in%20SDN%20using%20Reinforcement%20Learning&amp;qe=Or(Id%253D2145339207%252CId%253D2147118406%252CId%253D2964043796%252CId%253D1757796397%252CId%253D2402144811%252CId%253D2173248099%252CId%253D2136451165%252CId%253D2155968351%252CId%253D1674877186%252CId%253D3037207827%252CId%253D2107726111%252CId%253D2104692292%252CId%253D2163375756%252CId%253D166862392%252CId%253D2809684781%252CId%253D2560162835%252CId%253D1583113493%252CId%253D2039858940%252CId%253D2158673492%252CId%253D2964143609%252CId%253D1969449821%252CId%253D2783034914%252CId%253D1975936173%252CId%253D2119120810%252CId%253D2215378786%252CId%253D2782735691%252CId%253D3100366369%252CId%253D2793130752%252CId%253D2261753215%252CId%253D2887432790%252CId%253D2795660709%252CId%253D2518836861%252CId%253D2782978729%252CId%253D2901484150%252CId%253D2887792469%252CId%253D2065776696%252CId%253D2964276313%252CId%253D2899478755%252CId%253D2889408543)&amp;f=&amp;orderBy=0&amp;fbclid=IwAR2yvXMIPNtYPnGvGKIPE0T-ADigCz7PczukWr8fHiXv2p-b5i6FECFB-EI</text:p>
          </table:table-cell>
        </table:table-row>
        <table:table-row table:style-name="ro1">
          <table:table-cell table:style-name="ce5" table:number-columns-repeated="6"/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Security in Mobile Edge Caching with Reinforcement Learning</text:p>
          </table:table-cell>
          <table:table-cell office:value-type="string" calcext:value-type="string">
            <text:p>https://academic.microsoft.com/paper/2964061570/reference/search?q=Security%20in%20Mobile%20Edge%20Caching%20with%20Reinforcement%20Learning&amp;qe=Or(Id%253D2624989916%252CId%253D2262390119%252CId%253D2562947506%252CId%253D2080765376%252CId%253D2170018742%252CId%253D2611484353%252CId%253D2122311135%252CId%253D2344173564%252CId%253D2347128811%252CId%253D2564208206)&amp;f=&amp;orderBy=0</text:p>
          </table:table-cell>
        </table:table-row>
        <table:table-row table:style-name="ro1" table:number-rows-repeated="11"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ost-mor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work desig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ure network architecture</text:p>
          </table:table-cell>
          <table:table-cell table:number-columns-repeated="5"/>
          <table:table-cell office:value-type="string" calcext:value-type="string">
            <text:p>nope</text:p>
          </table:table-cell>
          <table:table-cell office:value-type="string" calcext:value-type="string">
            <text:p>https://academic.microsoft.com/paper/2173564293/reference/search?q=Dueling%20network%20architectures%20for%20deep%20reinforcement%20learning&amp;qe=Or(Id%253D2919115771%252CId%253D2145339207%252CId%253D2257979135%252CId%253D2150468603%252CId%253D2155968351%252CId%253D1515851193%252CId%253D2155027007%252CId%253D2964036520%252CId%253D2963477884%252CId%253D1658008008%252CId%253D2108563286%252CId%253D2169393322%252CId%253D2151210636%252CId%253D2155007355%252CId%253D1947291763%252CId%253D779494576%252CId%253D1595483645%252CId%253D2962847657%252CId%253D2100752967%252CId%253D2010315761%252CId%253D834081922%252CId%253D1599347336%252CId%253D2124215603)&amp;f=&amp;orderBy=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work isolation</text:p>
          </table:table-cell>
          <table:table-cell table:number-columns-repeated="5"/>
          <table:table-cell office:value-type="string" calcext:value-type="string">
            <text:p>nope</text:p>
          </table:table-cell>
          <table:table-cell office:value-type="string" calcext:value-type="string">
            <text:p>Designing Neural Network Architectures using Reinforcement Learning</text:p>
          </table:table-cell>
          <table:table-cell office:value-type="string" calcext:value-type="string">
            <text:p>https://academic.microsoft.com/paper/2556833785/citedby/search?q=Designing%20Neural%20Network%20Architectures%20using%20Reinforcement%20Learning&amp;qe=RId%253D2556833785&amp;f=&amp;orderBy=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work compartmentalization</text:p>
          </table:table-cell>
          <table:table-cell table:number-columns-repeated="5"/>
          <table:table-cell office:value-type="string" calcext:value-type="string">
            <text:p>not cybersec</text:p>
          </table:table-cell>
          <table:table-cell office:value-type="string" calcext:value-type="string">
            <text:p>QoS-Aware Adaptive Routing in Multi-layer Hierarchical Software Defined Networks: A Reinforcement Learning Approach </text:p>
          </table:table-cell>
          <table:table-cell office:value-type="string" calcext:value-type="string">
            <text:p>https://academic.microsoft.com/paper/2512877821/reference/search?q=QoS-Aware%20Adaptive%20Routing%20in%20Multi-layer%20Hierarchical%20Software%20Defined%20Networks%3A%20A%20Reinforcement%20Learning%20Approach&amp;qe=Or(Id%253D2147118406%252CId%253D2798915702%252CId%253D2102090846%252CId%253D2164336170%252CId%253D1540047495%252CId%253D32403112%252CId%253D2145091572%252CId%253D331141525%252CId%253D2194189080%252CId%253D1804866537%252CId%253D2040596985%252CId%253D3003164190%252CId%253D2076509460%252CId%253D2118309135)&amp;f=&amp;orderBy=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work resilience</text:p>
          </table:table-cell>
          <table:table-cell table:number-columns-repeated="5"/>
          <table:table-cell office:value-type="string" calcext:value-type="string">
            <text:p>not cybersec</text:p>
          </table:table-cell>
          <table:table-cell office:value-type="string" calcext:value-type="string">
            <text:p>Software-Defined Networks with Mobile Edge Computing and Caching for Smart Cities: A Big Data Deep Reinforcement Learning Approach</text:p>
          </table:table-cell>
          <table:table-cell office:value-type="string" calcext:value-type="string">
            <text:p>https://academic.microsoft.com/paper/2772526503/reference/search?q=Software-Defined%20Networks%20with%20Mobile%20Edge%20Computing%20and%20Caching%20for%20Smart%20Cities%3A%20A%20Big%20Data%20Deep%20Reinforcement%20Learning%20Approach&amp;qe=Or(Id%253D2145339207%252CId%253D2257979135%252CId%253D2134295053%252CId%253D2080555506%252CId%253D2343050074%252CId%253D2551680577%252CId%253D2344896637%252CId%253D2343044157%252CId%253D2595033964%252CId%253D2596722229%252CId%253D2517701812%252CId%253D2528613733%252CId%253D2769502403)&amp;f=&amp;orderBy=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zoned security</text:p>
          </table:table-cell>
          <table:table-cell table:number-columns-repeated="5"/>
          <table:table-cell office:value-type="string" calcext:value-type="string">
            <text:p>not cybersec</text:p>
          </table:table-cell>
          <table:table-cell office:value-type="string" calcext:value-type="string">
            <text:p>Deep Reinforcement Learning for Green Security Games with Real-Time Information</text:p>
          </table:table-cell>
          <table:table-cell office:value-type="string" calcext:value-type="string">
            <text:p>https://academic.microsoft.com/paper/2963978142/reference/search?q=Deep%20Reinforcement%20Learning%20for%20Green%20Security%20Games%20with%20Real-Time%20Information&amp;qe=Or(Id%253D2257979135%252CId%253D2155968351%252CId%253D2155027007%252CId%253D2523469089%252CId%253D2099618002%252CId%253D2962938178%252CId%253D568984285%252CId%253D2156737235%252CId%253D2103446323%252CId%253D2113351146%252CId%253D2525047520%252CId%253D62682045%252CId%253D2621402052%252CId%253D2781052149%252CId%253D2097160297%252CId%253D2071639381%252CId%253D2143309278%252CId%253D182987059%252CId%253D2120177315%252CId%253D2760975275)&amp;f=&amp;orderBy=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oftware defined networking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http://www.neon-knight.net/images/PDF/Net_Sec_Design_Fundamentals_1-01.pdf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3:02:48.1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7T00:49:05.529000000</meta:creation-date>
    <meta:generator>LibreOffice/7.0.3.1$Windows_X86_64 LibreOffice_project/dcf040e67528d9187c66b2379df5ea4407429775</meta:generator>
    <dc:date>2021-01-25T14:02:31.072000000</dc:date>
    <meta:editing-duration>PT21H10M36S</meta:editing-duration>
    <meta:editing-cycles>103</meta:editing-cycles>
    <meta:document-statistic meta:table-count="5" meta:cell-count="319" meta:object-count="0"/>
  </office:meta>
</office:document-meta>
</file>